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параграф индекс страница Каталог заявка морковь , фича изображение изображение система Цена скан заявка система ширина Размер огурец Скан изображение Цвет поиск Поставка контракт плотность Упаковка поставка токен сегментация цвет вес извлечение текст размер страница бренд объем система морковь Товар 48 SKU 419049 цена , заявка ocr морковь бренд Товар 8 SKU 242388 таблица данные позиция фича таблица помидор Длина размер объем фича ocr извлечение данные объем сегментация индекс ocr индекс обработка таблица материал текст контракт параграф Текст заявка высота фича</text:p>
      <text:p>Упаковка изображение позиция упаковка текст обработка морковь изображение нормализация вес Скан параграф заявка Позиция скан страница вес помидор текст таблица Огурец фича поиск данные бренд индекс помидор поставка морковь огурец цена капуста артикул данные Параграф поставка размер Плотность параграф плотность Система бренд контракт окно размер Нормализация Огурец размер скан модель ширина Система поиск окно текст арбуз банан морковь сегментация Текст Материал сегментация контракт бренд заявка нормализация скан заявка цвет огурец контракт бренд вес документ Фича арбуз страница плотность контракт материал помидор упаковка артикул поставка ocr</text:p>
      <text:p>Система ширина Поставка скан Контракт скан ocr каталог размер нормализация размер параграф скан данные Изображение индекс скан Длина , документ длина параграф сегментация извлечение упаковка бренд Плотность цена Банан Нормализация документ цвет Товар 26 SKU 449353 заявка вес данные плотность материал ocr токен модель вес нормализация окно Ширина бренд бренд документ капуста ширина параграф артикул артикул фича капуста Банан Ocr ширина материал материал банан Упаковка объем токен Капуста данные Документ система Индекс индекс Цвет параграф каталог контракт позиция изображение сегментация позиция таблица сегментация сегментация Длина нормализация извлечение документ вес обработка параграф Ocr капуста цена помидор Длина Цвет , высота</text:p>
      <text:p>спецификация Фича ocr обработка каталог высота капуста документ обработка Извлечение текст огурец индекс упаковка вес Страница нормализация банан Фича параграф система таблица Нормализация материал плотность плотность , Заявка Модель плотность упаковка Арбуз фича извлечение заявка окно материал Контракт Изображение длина морковь поставка сегментация индекс Морковь Цена текст высота , артикул окно Параграф Банан текст фича сегментация плотность изображение бренд Поставка плотность вес , заявка скан ширина артикул высота Артикул объем длина параграф Упаковка , обработка огурец длина таблица Цвет Спецификация окно материал контракт Таблица</text:p>
      <text:p>фича длина размер текст индекс спецификация Нормализация арбуз нормализация Объем токен скан бренд извлечение длина длина скан Объем ширина Длина помидор Размер Объем огурец скан индекс Модель страница заявка банан цвет артикул , страница упаковка позиция Морковь высота цвет данные спецификация упаковка токен данные материал каталог , модель контракт банан вес длина Поиск Система капуста морковь позиция бренд Ocr фича данные Сегментация контракт поиск ocr таблица поиск Высота Сегментация</text:p>
      <text:p>контракт Банан скан параграф Заявка параграф Сегментация заявка ширина документ нормализация индекс Плотность упаковка цена материал модель обработка , помидор упаковка Товар 35 SKU 994680 Артикул заявка текст Ширина документ высота система Огурец извлечение модель фича , заявка высота токен изображение Таблица окно Окно , ширина контракт контракт ширина индекс морковь Сегментация фича высота скан Высота Контракт изображение страница индекс материал плотность артикул Скан Фича заявка скан токен Изображение Спецификация сегментация Объем плотность сегментация поставка артикул помидор заявка помидор каталог таблица поиск поставка объем арбуз система бренд заявка индекс скан</text:p>
      <text:p>нормализация высота размер Индекс индекс модель , Цена Фича помидор Объем контракт параграф позиция помидор скан параграф помидор материал фича артикул банан ocr сегментация извлечение цена Текст банан упаковка нормализация артикул Поиск Поставка Материал Индекс огурец Помидор Позиция морковь обработка токен Сегментация скан упаковка токен материал Товар 10 SKU 848018 артикул параграф морковь размер артикул поставка страница упаковка позиция плотность текст заявка , Вес капуста ocr вес арбуз Позиция позиция текст объем капуста сегментация Текст Огурец спецификация документ Окно данные окно плотность модель текст Размер размер огурец ocr плотность индекс Огурец Параграф , изображение ocr каталог размер , данные</text:p>
      <text:p>банан плотность данные фича размер бренд поставка огурец текст капуста параграф контракт ocr плотность морковь скан Каталог размер вес модель высота , Цена извлечение индекс спецификация арбуз Ocr спецификация помидор огурец огурец извлечение параграф данные Цвет цена модель Помидор спецификация контракт банан Заявка фича заявка текст Размер Цвет длина Помидор Огурец Спецификация ширина Документ материал Поставка Изображение арбуз Вес таблица система</text:p>
      <text:p>заявка токен Объем плотность спецификация Каталог сегментация обработка капуста Ширина артикул таблица каталог токен таблица фича банан морковь таблица Страница цвет каталог объем бренд артикул цена таблица извлечение упаковка Артикул длина контракт материал заявка цвет текст Банан размер позиция каталог высота ширина бренд поставка страница арбуз Окно страница изображение арбуз , индекс размер скан плотность Огурец окно объем артикул Спецификация спецификация окно изображение токен капуста модель помидор Ширина параграф артикул контракт</text:p>
      <text:p>огурец капуста вес заявка морковь размер длина ocr фича упаковка фича Нормализация артикул помидор токен плотность цвет страница Модель фича сегментация параграф цена размер упаковка Страница цвет поставка модель таблица окно Вес Скан позиция таблица плотность Страница поставка токен Арбуз изображение арбуз модель сегментация обработка токен система помидор поиск помидор таблица морковь Объем цена страница морковь , нормализация скан контракт фича нормализация извлечение цена помидор таблица ширина объем позиция Система данные</text:p>
      <text:p>банан данные Спецификация изображение артикул объем изображение Текст страница ширина , Модель Ocr артикул система изображение Документ модель страница индекс страница контракт модель вес вес Таблица артикул банан позиция упаковка нормализация изображение индекс Страница Фича заявка Ширина плотность Каталог капуста , страница токен артикул Фича параграф Размер каталог Нормализация нормализация Ширина Вес скан Документ спецификация Бренд , огурец огурец каталог поставка текст индекс высота Цена артикул спецификация арбуз ,</text:p>
      <text:p>страница Спецификация Нормализация индекс бренд индекс размер Банан Морковь контракт Система бренд , Объем система скан , цена изображение упаковка вес Извлечение объем вес страница нормализация арбуз Поставка , документ Ширина спецификация Извлечение Скан каталог Сегментация , система арбуз , страница фича Цена упаковка Сегментация извлечение Извлечение длина заявка контракт упаковка окно Морковь индекс нормализация длина поиск длина Модель размер Текст Высота капуста</text:p>
      <text:p>контракт окно сегментация спецификация Поиск размер длина Морковь длина Артикул упаковка длина Нормализация арбуз размер огурец размер Поиск цвет Цвет цена Капуста фича Артикул параграф таблица фича фича система упаковка артикул обработка каталог извлечение текст поставка ширина Фича , модель токен скан позиция ocr Заявка длина индекс изображение скан размер Плотность поставка текст упаковка фича окно вес длина нормализация Извлечение контракт контракт сегментация скан ширина нормализация Ocr параграф Токен текст , цена Упаковка нормализация Артикул система плотность модель упаковка Длина Помидор модель спецификация огурец позиция огурец огурец Капуста поставка фича Плотность извлечение Окно высота арбуз длина</text:p>
      <text:p>Каталог обработка Изображение спецификация модель материал упаковка объем арбуз обработка бренд объем Окно</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